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JMeterEngine.ClientJMeterEngine( RemoteJMeterEngin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JMeterEngine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JMeterEngine.ClientJMeterEngine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JMeterEngine.getEngine( Stri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JMeterEngine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JMeterEngine.ex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JMeterEngine.configure( HashTree test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JMeterEngine.stop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JMeterEngine.getTes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JMeterEngin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ientJMeterEngine.setProperties( Properties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JMeterEngine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